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8" table:default-cell-style-name="Default"/>
        <table:table-row table:style-name="ro1">
          <table:table-cell office:value-type="string" calcext:value-type="string">
            <text:p>ABT Loss 0.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Time_bw_messages</text:p>
          </table:table-cell>
          <table:table-cell office:value-type="string" calcext:value-type="string">
            <text:p>Application_A</text:p>
          </table:table-cell>
          <table:table-cell office:value-type="string" calcext:value-type="string">
            <text:p>Transport_A</text:p>
          </table:table-cell>
          <table:table-cell office:value-type="string" calcext:value-type="string">
            <text:p>Transport_B</text:p>
          </table:table-cell>
          <table:table-cell office:value-type="string" calcext:value-type="string">
            <text:p>Application_B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GBN -L 0.1</text:p>
          </table:table-cell>
          <table:table-cell table:number-columns-repeated="12"/>
          <table:table-cell office:value-type="string" calcext:value-type="string">
            <text:p>SR -L 0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14" calcext:value-type="float">
            <text:p>1214</text:p>
          </table:table-cell>
          <table:table-cell office:value-type="float" office:value="1103" calcext:value-type="float">
            <text:p>1103</text:p>
          </table:table-cell>
          <table:table-cell office:value-type="float" office:value="658" calcext:value-type="float">
            <text:p>658</text:p>
          </table:table-cell>
          <table:table-cell office:value-type="float" office:value="49527.339844" calcext:value-type="float">
            <text:p>49527.339844</text:p>
          </table:table-cell>
          <table:table-cell office:value-type="float" office:value="0.013286" calcext:value-type="float">
            <text:p>0.0132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793" calcext:value-type="float">
            <text:p>2793</text:p>
          </table:table-cell>
          <table:table-cell office:value-type="float" office:value="2525" calcext:value-type="float">
            <text:p>2525</text:p>
          </table:table-cell>
          <table:table-cell office:value-type="float" office:value="997" calcext:value-type="float">
            <text:p>997</text:p>
          </table:table-cell>
          <table:table-cell office:value-type="float" office:value="50405.011719" calcext:value-type="float">
            <text:p>50405.011719</text:p>
          </table:table-cell>
          <table:table-cell office:value-type="float" office:value="0.01978" calcext:value-type="float">
            <text:p>0.019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880" calcext:value-type="float">
            <text:p>1880</text:p>
          </table:table-cell>
          <table:table-cell office:value-type="float" office:value="1691" calcext:value-type="float">
            <text:p>1691</text:p>
          </table:table-cell>
          <table:table-cell office:value-type="float" office:value="999" calcext:value-type="float">
            <text:p>999</text:p>
          </table:table-cell>
          <table:table-cell office:value-type="float" office:value="51342.511719" calcext:value-type="float">
            <text:p>51342.511719</text:p>
          </table:table-cell>
          <table:table-cell office:value-type="float" office:value="0.019458" calcext:value-type="float">
            <text:p>0.0194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33" calcext:value-type="float">
            <text:p>1233</text:p>
          </table:table-cell>
          <table:table-cell office:value-type="float" office:value="1099" calcext:value-type="float">
            <text:p>1099</text:p>
          </table:table-cell>
          <table:table-cell office:value-type="float" office:value="621" calcext:value-type="float">
            <text:p>621</text:p>
          </table:table-cell>
          <table:table-cell office:value-type="float" office:value="50520.605469" calcext:value-type="float">
            <text:p>50520.605469</text:p>
          </table:table-cell>
          <table:table-cell office:value-type="float" office:value="0.012292" calcext:value-type="float">
            <text:p>0.0122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821" calcext:value-type="float">
            <text:p>2821</text:p>
          </table:table-cell>
          <table:table-cell office:value-type="float" office:value="2548" calcext:value-type="float">
            <text:p>2548</text:p>
          </table:table-cell>
          <table:table-cell office:value-type="float" office:value="997" calcext:value-type="float">
            <text:p>997</text:p>
          </table:table-cell>
          <table:table-cell office:value-type="float" office:value="49819.441406" calcext:value-type="float">
            <text:p>49819.441406</text:p>
          </table:table-cell>
          <table:table-cell office:value-type="float" office:value="0.020012" calcext:value-type="float">
            <text:p>0.0200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934" calcext:value-type="float">
            <text:p>1934</text:p>
          </table:table-cell>
          <table:table-cell office:value-type="float" office:value="1755" calcext:value-type="float">
            <text:p>1755</text:p>
          </table:table-cell>
          <table:table-cell office:value-type="float" office:value="999" calcext:value-type="float">
            <text:p>999</text:p>
          </table:table-cell>
          <table:table-cell office:value-type="float" office:value="49547.480469" calcext:value-type="float">
            <text:p>49547.480469</text:p>
          </table:table-cell>
          <table:table-cell office:value-type="float" office:value="0.020162" calcext:value-type="float">
            <text:p>0.02016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86" calcext:value-type="float">
            <text:p>1286</text:p>
          </table:table-cell>
          <table:table-cell office:value-type="float" office:value="1144" calcext:value-type="float">
            <text:p>1144</text:p>
          </table:table-cell>
          <table:table-cell office:value-type="float" office:value="640" calcext:value-type="float">
            <text:p>640</text:p>
          </table:table-cell>
          <table:table-cell office:value-type="float" office:value="51490.660156" calcext:value-type="float">
            <text:p>51490.660156</text:p>
          </table:table-cell>
          <table:table-cell office:value-type="float" office:value="0.012429" calcext:value-type="float">
            <text:p>0.01242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930" calcext:value-type="float">
            <text:p>2930</text:p>
          </table:table-cell>
          <table:table-cell office:value-type="float" office:value="2660" calcext:value-type="float">
            <text:p>2660</text:p>
          </table:table-cell>
          <table:table-cell office:value-type="float" office:value="996" calcext:value-type="float">
            <text:p>996</text:p>
          </table:table-cell>
          <table:table-cell office:value-type="float" office:value="47924.277344" calcext:value-type="float">
            <text:p>47924.277344</text:p>
          </table:table-cell>
          <table:table-cell office:value-type="float" office:value="0.020783" calcext:value-type="float">
            <text:p>0.02078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953" calcext:value-type="float">
            <text:p>1953</text:p>
          </table:table-cell>
          <table:table-cell office:value-type="float" office:value="1752" calcext:value-type="float">
            <text:p>1752</text:p>
          </table:table-cell>
          <table:table-cell office:value-type="float" office:value="999" calcext:value-type="float">
            <text:p>999</text:p>
          </table:table-cell>
          <table:table-cell office:value-type="float" office:value="50055.839844" calcext:value-type="float">
            <text:p>50055.839844</text:p>
          </table:table-cell>
          <table:table-cell office:value-type="float" office:value="0.019958" calcext:value-type="float">
            <text:p>0.0199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23" calcext:value-type="float">
            <text:p>1223</text:p>
          </table:table-cell>
          <table:table-cell office:value-type="float" office:value="1096" calcext:value-type="float">
            <text:p>1096</text:p>
          </table:table-cell>
          <table:table-cell office:value-type="float" office:value="646" calcext:value-type="float">
            <text:p>646</text:p>
          </table:table-cell>
          <table:table-cell office:value-type="float" office:value="50356.828125" calcext:value-type="float">
            <text:p>50356.828125</text:p>
          </table:table-cell>
          <table:table-cell office:value-type="float" office:value="0.012828" calcext:value-type="float">
            <text:p>0.0128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907" calcext:value-type="float">
            <text:p>2907</text:p>
          </table:table-cell>
          <table:table-cell office:value-type="float" office:value="2642" calcext:value-type="float">
            <text:p>2642</text:p>
          </table:table-cell>
          <table:table-cell office:value-type="float" office:value="998" calcext:value-type="float">
            <text:p>998</text:p>
          </table:table-cell>
          <table:table-cell office:value-type="float" office:value="48977.289062" calcext:value-type="float">
            <text:p>48977.289062</text:p>
          </table:table-cell>
          <table:table-cell office:value-type="float" office:value="0.020377" calcext:value-type="float">
            <text:p>0.02037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870" calcext:value-type="float">
            <text:p>1870</text:p>
          </table:table-cell>
          <table:table-cell office:value-type="float" office:value="1688" calcext:value-type="float">
            <text:p>1688</text:p>
          </table:table-cell>
          <table:table-cell office:value-type="float" office:value="999" calcext:value-type="float">
            <text:p>999</text:p>
          </table:table-cell>
          <table:table-cell office:value-type="float" office:value="48592.289062" calcext:value-type="float">
            <text:p>48592.289062</text:p>
          </table:table-cell>
          <table:table-cell office:value-type="float" office:value="0.020559" calcext:value-type="float">
            <text:p>0.02055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08" calcext:value-type="float">
            <text:p>1208</text:p>
          </table:table-cell>
          <table:table-cell office:value-type="float" office:value="1084" calcext:value-type="float">
            <text:p>1084</text:p>
          </table:table-cell>
          <table:table-cell office:value-type="float" office:value="656" calcext:value-type="float">
            <text:p>656</text:p>
          </table:table-cell>
          <table:table-cell office:value-type="float" office:value="50627.449219" calcext:value-type="float">
            <text:p>50627.449219</text:p>
          </table:table-cell>
          <table:table-cell office:value-type="float" office:value="0.012957" calcext:value-type="float">
            <text:p>0.01295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766" calcext:value-type="float">
            <text:p>2766</text:p>
          </table:table-cell>
          <table:table-cell office:value-type="float" office:value="2485" calcext:value-type="float">
            <text:p>2485</text:p>
          </table:table-cell>
          <table:table-cell office:value-type="float" office:value="998" calcext:value-type="float">
            <text:p>998</text:p>
          </table:table-cell>
          <table:table-cell office:value-type="float" office:value="51258.109375" calcext:value-type="float">
            <text:p>51258.109375</text:p>
          </table:table-cell>
          <table:table-cell office:value-type="float" office:value="0.01947" calcext:value-type="float">
            <text:p>0.0194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847" calcext:value-type="float">
            <text:p>1847</text:p>
          </table:table-cell>
          <table:table-cell office:value-type="float" office:value="1669" calcext:value-type="float">
            <text:p>1669</text:p>
          </table:table-cell>
          <table:table-cell office:value-type="float" office:value="999" calcext:value-type="float">
            <text:p>999</text:p>
          </table:table-cell>
          <table:table-cell office:value-type="float" office:value="49967.273438" calcext:value-type="float">
            <text:p>49967.273438</text:p>
          </table:table-cell>
          <table:table-cell office:value-type="float" office:value="0.019993" calcext:value-type="float">
            <text:p>0.01999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54" calcext:value-type="float">
            <text:p>1254</text:p>
          </table:table-cell>
          <table:table-cell office:value-type="float" office:value="1131" calcext:value-type="float">
            <text:p>1131</text:p>
          </table:table-cell>
          <table:table-cell office:value-type="float" office:value="634" calcext:value-type="float">
            <text:p>634</text:p>
          </table:table-cell>
          <table:table-cell office:value-type="float" office:value="50058.589844" calcext:value-type="float">
            <text:p>50058.589844</text:p>
          </table:table-cell>
          <table:table-cell office:value-type="float" office:value="0.012665" calcext:value-type="float">
            <text:p>0.01266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771" calcext:value-type="float">
            <text:p>2771</text:p>
          </table:table-cell>
          <table:table-cell office:value-type="float" office:value="2523" calcext:value-type="float">
            <text:p>2523</text:p>
          </table:table-cell>
          <table:table-cell office:value-type="float" office:value="998" calcext:value-type="float">
            <text:p>998</text:p>
          </table:table-cell>
          <table:table-cell office:value-type="float" office:value="50231.246094" calcext:value-type="float">
            <text:p>50231.246094</text:p>
          </table:table-cell>
          <table:table-cell office:value-type="float" office:value="0.019868" calcext:value-type="float">
            <text:p>0.01986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836" calcext:value-type="float">
            <text:p>1836</text:p>
          </table:table-cell>
          <table:table-cell office:value-type="float" office:value="1670" calcext:value-type="float">
            <text:p>1670</text:p>
          </table:table-cell>
          <table:table-cell office:value-type="float" office:value="998" calcext:value-type="float">
            <text:p>998</text:p>
          </table:table-cell>
          <table:table-cell office:value-type="float" office:value="50165.769531" calcext:value-type="float">
            <text:p>50165.769531</text:p>
          </table:table-cell>
          <table:table-cell office:value-type="float" office:value="0.019894" calcext:value-type="float">
            <text:p>0.01989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23" calcext:value-type="float">
            <text:p>1223</text:p>
          </table:table-cell>
          <table:table-cell office:value-type="float" office:value="1092" calcext:value-type="float">
            <text:p>1092</text:p>
          </table:table-cell>
          <table:table-cell office:value-type="float" office:value="632" calcext:value-type="float">
            <text:p>632</text:p>
          </table:table-cell>
          <table:table-cell office:value-type="float" office:value="49479.011719" calcext:value-type="float">
            <text:p>49479.011719</text:p>
          </table:table-cell>
          <table:table-cell office:value-type="float" office:value="0.012773" calcext:value-type="float">
            <text:p>0.01277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953" calcext:value-type="float">
            <text:p>2953</text:p>
          </table:table-cell>
          <table:table-cell office:value-type="float" office:value="2665" calcext:value-type="float">
            <text:p>2665</text:p>
          </table:table-cell>
          <table:table-cell office:value-type="float" office:value="998" calcext:value-type="float">
            <text:p>998</text:p>
          </table:table-cell>
          <table:table-cell office:value-type="float" office:value="50334.082031" calcext:value-type="float">
            <text:p>50334.082031</text:p>
          </table:table-cell>
          <table:table-cell office:value-type="float" office:value="0.019828" calcext:value-type="float">
            <text:p>0.01982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946" calcext:value-type="float">
            <text:p>1946</text:p>
          </table:table-cell>
          <table:table-cell office:value-type="float" office:value="1753" calcext:value-type="float">
            <text:p>1753</text:p>
          </table:table-cell>
          <table:table-cell office:value-type="float" office:value="998" calcext:value-type="float">
            <text:p>998</text:p>
          </table:table-cell>
          <table:table-cell office:value-type="float" office:value="50472.65625" calcext:value-type="float">
            <text:p>50472.65625</text:p>
          </table:table-cell>
          <table:table-cell office:value-type="float" office:value="0.019773" calcext:value-type="float">
            <text:p>0.01977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41" calcext:value-type="float">
            <text:p>1241</text:p>
          </table:table-cell>
          <table:table-cell office:value-type="float" office:value="1118" calcext:value-type="float">
            <text:p>1118</text:p>
          </table:table-cell>
          <table:table-cell office:value-type="float" office:value="648" calcext:value-type="float">
            <text:p>648</text:p>
          </table:table-cell>
          <table:table-cell office:value-type="float" office:value="50694.203125" calcext:value-type="float">
            <text:p>50694.203125</text:p>
          </table:table-cell>
          <table:table-cell office:value-type="float" office:value="0.012783" calcext:value-type="float">
            <text:p>0.01278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869" calcext:value-type="float">
            <text:p>2869</text:p>
          </table:table-cell>
          <table:table-cell office:value-type="float" office:value="2572" calcext:value-type="float">
            <text:p>2572</text:p>
          </table:table-cell>
          <table:table-cell office:value-type="float" office:value="998" calcext:value-type="float">
            <text:p>998</text:p>
          </table:table-cell>
          <table:table-cell office:value-type="float" office:value="48770.308594" calcext:value-type="float">
            <text:p>48770.308594</text:p>
          </table:table-cell>
          <table:table-cell office:value-type="float" office:value="0.020463" calcext:value-type="float">
            <text:p>0.0204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909" calcext:value-type="float">
            <text:p>1909</text:p>
          </table:table-cell>
          <table:table-cell office:value-type="float" office:value="1715" calcext:value-type="float">
            <text:p>1715</text:p>
          </table:table-cell>
          <table:table-cell office:value-type="float" office:value="997" calcext:value-type="float">
            <text:p>997</text:p>
          </table:table-cell>
          <table:table-cell office:value-type="float" office:value="50564.554688" calcext:value-type="float">
            <text:p>50564.554688</text:p>
          </table:table-cell>
          <table:table-cell office:value-type="float" office:value="0.019717" calcext:value-type="float">
            <text:p>0.01971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37" calcext:value-type="float">
            <text:p>1237</text:p>
          </table:table-cell>
          <table:table-cell office:value-type="float" office:value="1117" calcext:value-type="float">
            <text:p>1117</text:p>
          </table:table-cell>
          <table:table-cell office:value-type="float" office:value="625" calcext:value-type="float">
            <text:p>625</text:p>
          </table:table-cell>
          <table:table-cell office:value-type="float" office:value="49364.558594" calcext:value-type="float">
            <text:p>49364.558594</text:p>
          </table:table-cell>
          <table:table-cell office:value-type="float" office:value="0.012661" calcext:value-type="float">
            <text:p>0.01266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873" calcext:value-type="float">
            <text:p>2873</text:p>
          </table:table-cell>
          <table:table-cell office:value-type="float" office:value="2555" calcext:value-type="float">
            <text:p>2555</text:p>
          </table:table-cell>
          <table:table-cell office:value-type="float" office:value="998" calcext:value-type="float">
            <text:p>998</text:p>
          </table:table-cell>
          <table:table-cell office:value-type="float" office:value="48865.988281" calcext:value-type="float">
            <text:p>48865.988281</text:p>
          </table:table-cell>
          <table:table-cell office:value-type="float" office:value="0.020423" calcext:value-type="float">
            <text:p>0.0204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float" office:value="1740" calcext:value-type="float">
            <text:p>1740</text:p>
          </table:table-cell>
          <table:table-cell office:value-type="float" office:value="998" calcext:value-type="float">
            <text:p>998</text:p>
          </table:table-cell>
          <table:table-cell office:value-type="float" office:value="48522.183594" calcext:value-type="float">
            <text:p>48522.183594</text:p>
          </table:table-cell>
          <table:table-cell office:value-type="float" office:value="0.020568" calcext:value-type="float">
            <text:p>0.02056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09" calcext:value-type="float">
            <text:p>1209</text:p>
          </table:table-cell>
          <table:table-cell office:value-type="float" office:value="1114" calcext:value-type="float">
            <text:p>1114</text:p>
          </table:table-cell>
          <table:table-cell office:value-type="float" office:value="637" calcext:value-type="float">
            <text:p>637</text:p>
          </table:table-cell>
          <table:table-cell office:value-type="float" office:value="49412.164062" calcext:value-type="float">
            <text:p>49412.164062</text:p>
          </table:table-cell>
          <table:table-cell office:value-type="float" office:value="0.012892" calcext:value-type="float">
            <text:p>0.01289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772" calcext:value-type="float">
            <text:p>2772</text:p>
          </table:table-cell>
          <table:table-cell office:value-type="float" office:value="2489" calcext:value-type="float">
            <text:p>2489</text:p>
          </table:table-cell>
          <table:table-cell office:value-type="float" office:value="998" calcext:value-type="float">
            <text:p>998</text:p>
          </table:table-cell>
          <table:table-cell office:value-type="float" office:value="50122.832031" calcext:value-type="float">
            <text:p>50122.832031</text:p>
          </table:table-cell>
          <table:table-cell office:value-type="float" office:value="0.019911" calcext:value-type="float">
            <text:p>0.0199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45" calcext:value-type="float">
            <text:p>745</text:p>
          </table:table-cell>
          <table:table-cell office:value-type="float" office:value="680" calcext:value-type="float">
            <text:p>680</text:p>
          </table:table-cell>
          <table:table-cell office:value-type="float" office:value="370" calcext:value-type="float">
            <text:p>370</text:p>
          </table:table-cell>
          <table:table-cell office:value-type="float" office:value="50923.144531" calcext:value-type="float">
            <text:p>50923.144531</text:p>
          </table:table-cell>
          <table:table-cell office:value-type="float" office:value="0.007266" calcext:value-type="float">
            <text:p>0.007266</text:p>
          </table:table-cell>
        </table:table-row>
        <table:table-row table:style-name="ro1" table:number-rows-repeated="3">
          <table:table-cell table:number-columns-repeated="38"/>
        </table:table-row>
        <table:table-row table:style-name="ro1">
          <table:table-cell office:value-type="string" calcext:value-type="string">
            <text:p>ABT Loss 0.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53" calcext:value-type="float">
            <text:p>1353</text:p>
          </table:table-cell>
          <table:table-cell office:value-type="float" office:value="1074" calcext:value-type="float">
            <text:p>1074</text:p>
          </table:table-cell>
          <table:table-cell office:value-type="float" office:value="550" calcext:value-type="float">
            <text:p>550</text:p>
          </table:table-cell>
          <table:table-cell office:value-type="float" office:value="50608.726562" calcext:value-type="float">
            <text:p>50608.726562</text:p>
          </table:table-cell>
          <table:table-cell office:value-type="float" office:value="0.010868" calcext:value-type="float">
            <text:p>0.010868</text:p>
          </table:table-cell>
          <table:table-cell/>
          <table:table-cell office:value-type="string" calcext:value-type="string">
            <text:p>GBN -L 0.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8" calcext:value-type="float">
            <text:p>3258</text:p>
          </table:table-cell>
          <table:table-cell office:value-type="float" office:value="2597" calcext:value-type="float">
            <text:p>2597</text:p>
          </table:table-cell>
          <table:table-cell office:value-type="float" office:value="998" calcext:value-type="float">
            <text:p>998</text:p>
          </table:table-cell>
          <table:table-cell office:value-type="float" office:value="48852.613281" calcext:value-type="float">
            <text:p>48852.613281</text:p>
          </table:table-cell>
          <table:table-cell office:value-type="float" office:value="0.020429" calcext:value-type="float">
            <text:p>0.020429</text:p>
          </table:table-cell>
          <table:table-cell/>
          <table:table-cell office:value-type="string" calcext:value-type="string">
            <text:p>SR -L 0.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48" calcext:value-type="float">
            <text:p>1548</text:p>
          </table:table-cell>
          <table:table-cell office:value-type="float" office:value="1239" calcext:value-type="float">
            <text:p>1239</text:p>
          </table:table-cell>
          <table:table-cell office:value-type="float" office:value="643" calcext:value-type="float">
            <text:p>643</text:p>
          </table:table-cell>
          <table:table-cell office:value-type="float" office:value="49284.925781" calcext:value-type="float">
            <text:p>49284.925781</text:p>
          </table:table-cell>
          <table:table-cell office:value-type="float" office:value="0.013047" calcext:value-type="float">
            <text:p>0.01304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10" calcext:value-type="float">
            <text:p>1310</text:p>
          </table:table-cell>
          <table:table-cell office:value-type="float" office:value="1029" calcext:value-type="float">
            <text:p>1029</text:p>
          </table:table-cell>
          <table:table-cell office:value-type="float" office:value="522" calcext:value-type="float">
            <text:p>522</text:p>
          </table:table-cell>
          <table:table-cell office:value-type="float" office:value="49591.824219" calcext:value-type="float">
            <text:p>49591.824219</text:p>
          </table:table-cell>
          <table:table-cell office:value-type="float" office:value="0.010526" calcext:value-type="float">
            <text:p>0.0105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72" calcext:value-type="float">
            <text:p>3372</text:p>
          </table:table-cell>
          <table:table-cell office:value-type="float" office:value="2673" calcext:value-type="float">
            <text:p>2673</text:p>
          </table:table-cell>
          <table:table-cell office:value-type="float" office:value="993" calcext:value-type="float">
            <text:p>993</text:p>
          </table:table-cell>
          <table:table-cell office:value-type="float" office:value="49090.875" calcext:value-type="float">
            <text:p>49090.875</text:p>
          </table:table-cell>
          <table:table-cell office:value-type="float" office:value="0.020228" calcext:value-type="float">
            <text:p>0.0202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72" calcext:value-type="float">
            <text:p>2472</text:p>
          </table:table-cell>
          <table:table-cell office:value-type="float" office:value="1976" calcext:value-type="float">
            <text:p>1976</text:p>
          </table:table-cell>
          <table:table-cell office:value-type="float" office:value="999" calcext:value-type="float">
            <text:p>999</text:p>
          </table:table-cell>
          <table:table-cell office:value-type="float" office:value="49029.429688" calcext:value-type="float">
            <text:p>49029.429688</text:p>
          </table:table-cell>
          <table:table-cell office:value-type="float" office:value="0.020376" calcext:value-type="float">
            <text:p>0.02037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08" calcext:value-type="float">
            <text:p>1308</text:p>
          </table:table-cell>
          <table:table-cell office:value-type="float" office:value="1047" calcext:value-type="float">
            <text:p>1047</text:p>
          </table:table-cell>
          <table:table-cell office:value-type="float" office:value="542" calcext:value-type="float">
            <text:p>542</text:p>
          </table:table-cell>
          <table:table-cell office:value-type="float" office:value="49454.183594" calcext:value-type="float">
            <text:p>49454.183594</text:p>
          </table:table-cell>
          <table:table-cell office:value-type="float" office:value="0.01096" calcext:value-type="float">
            <text:p>0.0109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563" calcext:value-type="float">
            <text:p>3563</text:p>
          </table:table-cell>
          <table:table-cell office:value-type="float" office:value="2839" calcext:value-type="float">
            <text:p>2839</text:p>
          </table:table-cell>
          <table:table-cell office:value-type="float" office:value="997" calcext:value-type="float">
            <text:p>997</text:p>
          </table:table-cell>
          <table:table-cell office:value-type="float" office:value="49095.421875" calcext:value-type="float">
            <text:p>49095.421875</text:p>
          </table:table-cell>
          <table:table-cell office:value-type="float" office:value="0.020307" calcext:value-type="float">
            <text:p>0.02030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03" calcext:value-type="float">
            <text:p>1603</text:p>
          </table:table-cell>
          <table:table-cell office:value-type="float" office:value="1279" calcext:value-type="float">
            <text:p>1279</text:p>
          </table:table-cell>
          <table:table-cell office:value-type="float" office:value="638" calcext:value-type="float">
            <text:p>638</text:p>
          </table:table-cell>
          <table:table-cell office:value-type="float" office:value="49491.445312" calcext:value-type="float">
            <text:p>49491.445312</text:p>
          </table:table-cell>
          <table:table-cell office:value-type="float" office:value="0.012891" calcext:value-type="float">
            <text:p>0.01289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26" calcext:value-type="float">
            <text:p>1326</text:p>
          </table:table-cell>
          <table:table-cell office:value-type="float" office:value="1059" calcext:value-type="float">
            <text:p>1059</text:p>
          </table:table-cell>
          <table:table-cell office:value-type="float" office:value="556" calcext:value-type="float">
            <text:p>556</text:p>
          </table:table-cell>
          <table:table-cell office:value-type="float" office:value="50799.9375" calcext:value-type="float">
            <text:p>50799.9375</text:p>
          </table:table-cell>
          <table:table-cell office:value-type="float" office:value="0.010945" calcext:value-type="float">
            <text:p>0.0109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81" calcext:value-type="float">
            <text:p>3381</text:p>
          </table:table-cell>
          <table:table-cell office:value-type="float" office:value="2715" calcext:value-type="float">
            <text:p>2715</text:p>
          </table:table-cell>
          <table:table-cell office:value-type="float" office:value="998" calcext:value-type="float">
            <text:p>998</text:p>
          </table:table-cell>
          <table:table-cell office:value-type="float" office:value="48174.351562" calcext:value-type="float">
            <text:p>48174.351562</text:p>
          </table:table-cell>
          <table:table-cell office:value-type="float" office:value="0.020716" calcext:value-type="float">
            <text:p>0.0207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63" calcext:value-type="float">
            <text:p>2463</text:p>
          </table:table-cell>
          <table:table-cell office:value-type="float" office:value="1984" calcext:value-type="float">
            <text:p>1984</text:p>
          </table:table-cell>
          <table:table-cell office:value-type="float" office:value="999" calcext:value-type="float">
            <text:p>999</text:p>
          </table:table-cell>
          <table:table-cell office:value-type="float" office:value="50340.089844" calcext:value-type="float">
            <text:p>50340.089844</text:p>
          </table:table-cell>
          <table:table-cell office:value-type="float" office:value="0.019845" calcext:value-type="float">
            <text:p>0.0198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11" calcext:value-type="float">
            <text:p>1311</text:p>
          </table:table-cell>
          <table:table-cell office:value-type="float" office:value="1066" calcext:value-type="float">
            <text:p>1066</text:p>
          </table:table-cell>
          <table:table-cell office:value-type="float" office:value="576" calcext:value-type="float">
            <text:p>576</text:p>
          </table:table-cell>
          <table:table-cell office:value-type="float" office:value="51051.6875" calcext:value-type="float">
            <text:p>51051.6875</text:p>
          </table:table-cell>
          <table:table-cell office:value-type="float" office:value="0.011283" calcext:value-type="float">
            <text:p>0.0112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129" calcext:value-type="float">
            <text:p>3129</text:p>
          </table:table-cell>
          <table:table-cell office:value-type="float" office:value="2532" calcext:value-type="float">
            <text:p>2532</text:p>
          </table:table-cell>
          <table:table-cell office:value-type="float" office:value="997" calcext:value-type="float">
            <text:p>997</text:p>
          </table:table-cell>
          <table:table-cell office:value-type="float" office:value="49917.707031" calcext:value-type="float">
            <text:p>49917.707031</text:p>
          </table:table-cell>
          <table:table-cell office:value-type="float" office:value="0.019973" calcext:value-type="float">
            <text:p>0.0199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99" calcext:value-type="float">
            <text:p>2399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50292.75" calcext:value-type="float">
            <text:p>50292.75</text:p>
          </table:table-cell>
          <table:table-cell office:value-type="float" office:value="0.019864" calcext:value-type="float">
            <text:p>0.0198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06" calcext:value-type="float">
            <text:p>1306</text:p>
          </table:table-cell>
          <table:table-cell office:value-type="float" office:value="1060" calcext:value-type="float">
            <text:p>1060</text:p>
          </table:table-cell>
          <table:table-cell office:value-type="float" office:value="545" calcext:value-type="float">
            <text:p>545</text:p>
          </table:table-cell>
          <table:table-cell office:value-type="float" office:value="49327.957031" calcext:value-type="float">
            <text:p>49327.957031</text:p>
          </table:table-cell>
          <table:table-cell office:value-type="float" office:value="0.011049" calcext:value-type="float">
            <text:p>0.0110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9" calcext:value-type="float">
            <text:p>3259</text:p>
          </table:table-cell>
          <table:table-cell office:value-type="float" office:value="2582" calcext:value-type="float">
            <text:p>2582</text:p>
          </table:table-cell>
          <table:table-cell office:value-type="float" office:value="998" calcext:value-type="float">
            <text:p>998</text:p>
          </table:table-cell>
          <table:table-cell office:value-type="float" office:value="49915.425781" calcext:value-type="float">
            <text:p>49915.425781</text:p>
          </table:table-cell>
          <table:table-cell office:value-type="float" office:value="0.019994" calcext:value-type="float">
            <text:p>0.0199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37" calcext:value-type="float">
            <text:p>2437</text:p>
          </table:table-cell>
          <table:table-cell office:value-type="float" office:value="1933" calcext:value-type="float">
            <text:p>1933</text:p>
          </table:table-cell>
          <table:table-cell office:value-type="float" office:value="999" calcext:value-type="float">
            <text:p>999</text:p>
          </table:table-cell>
          <table:table-cell office:value-type="float" office:value="51355.421875" calcext:value-type="float">
            <text:p>51355.421875</text:p>
          </table:table-cell>
          <table:table-cell office:value-type="float" office:value="0.019453" calcext:value-type="float">
            <text:p>0.01945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13" calcext:value-type="float">
            <text:p>1313</text:p>
          </table:table-cell>
          <table:table-cell office:value-type="float" office:value="1038" calcext:value-type="float">
            <text:p>1038</text:p>
          </table:table-cell>
          <table:table-cell office:value-type="float" office:value="533" calcext:value-type="float">
            <text:p>533</text:p>
          </table:table-cell>
          <table:table-cell office:value-type="float" office:value="49381.652344" calcext:value-type="float">
            <text:p>49381.652344</text:p>
          </table:table-cell>
          <table:table-cell office:value-type="float" office:value="0.010793" calcext:value-type="float">
            <text:p>0.01079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53" calcext:value-type="float">
            <text:p>3353</text:p>
          </table:table-cell>
          <table:table-cell office:value-type="float" office:value="2716" calcext:value-type="float">
            <text:p>2716</text:p>
          </table:table-cell>
          <table:table-cell office:value-type="float" office:value="995" calcext:value-type="float">
            <text:p>995</text:p>
          </table:table-cell>
          <table:table-cell office:value-type="float" office:value="50234.292969" calcext:value-type="float">
            <text:p>50234.292969</text:p>
          </table:table-cell>
          <table:table-cell office:value-type="float" office:value="0.019807" calcext:value-type="float">
            <text:p>0.01980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84" calcext:value-type="float">
            <text:p>2484</text:p>
          </table:table-cell>
          <table:table-cell office:value-type="float" office:value="1980" calcext:value-type="float">
            <text:p>1980</text:p>
          </table:table-cell>
          <table:table-cell office:value-type="float" office:value="998" calcext:value-type="float">
            <text:p>998</text:p>
          </table:table-cell>
          <table:table-cell office:value-type="float" office:value="49181.957031" calcext:value-type="float">
            <text:p>49181.957031</text:p>
          </table:table-cell>
          <table:table-cell office:value-type="float" office:value="0.020292" calcext:value-type="float">
            <text:p>0.02029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13" calcext:value-type="float">
            <text:p>1313</text:p>
          </table:table-cell>
          <table:table-cell office:value-type="float" office:value="1065" calcext:value-type="float">
            <text:p>1065</text:p>
          </table:table-cell>
          <table:table-cell office:value-type="float" office:value="543" calcext:value-type="float">
            <text:p>543</text:p>
          </table:table-cell>
          <table:table-cell office:value-type="float" office:value="50129.851562" calcext:value-type="float">
            <text:p>50129.851562</text:p>
          </table:table-cell>
          <table:table-cell office:value-type="float" office:value="0.010832" calcext:value-type="float">
            <text:p>0.0108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6" calcext:value-type="float">
            <text:p>3256</text:p>
          </table:table-cell>
          <table:table-cell office:value-type="float" office:value="2638" calcext:value-type="float">
            <text:p>2638</text:p>
          </table:table-cell>
          <table:table-cell office:value-type="float" office:value="996" calcext:value-type="float">
            <text:p>996</text:p>
          </table:table-cell>
          <table:table-cell office:value-type="float" office:value="50081.167969" calcext:value-type="float">
            <text:p>50081.167969</text:p>
          </table:table-cell>
          <table:table-cell office:value-type="float" office:value="0.019888" calcext:value-type="float">
            <text:p>0.01988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61" calcext:value-type="float">
            <text:p>2361</text:p>
          </table:table-cell>
          <table:table-cell office:value-type="float" office:value="1909" calcext:value-type="float">
            <text:p>1909</text:p>
          </table:table-cell>
          <table:table-cell office:value-type="float" office:value="999" calcext:value-type="float">
            <text:p>999</text:p>
          </table:table-cell>
          <table:table-cell office:value-type="float" office:value="51181.753906" calcext:value-type="float">
            <text:p>51181.753906</text:p>
          </table:table-cell>
          <table:table-cell office:value-type="float" office:value="0.019519" calcext:value-type="float">
            <text:p>0.01951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26" calcext:value-type="float">
            <text:p>1326</text:p>
          </table:table-cell>
          <table:table-cell office:value-type="float" office:value="1052" calcext:value-type="float">
            <text:p>1052</text:p>
          </table:table-cell>
          <table:table-cell office:value-type="float" office:value="547" calcext:value-type="float">
            <text:p>547</text:p>
          </table:table-cell>
          <table:table-cell office:value-type="float" office:value="50549.277344" calcext:value-type="float">
            <text:p>50549.277344</text:p>
          </table:table-cell>
          <table:table-cell office:value-type="float" office:value="0.010821" calcext:value-type="float">
            <text:p>0.0108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424" calcext:value-type="float">
            <text:p>3424</text:p>
          </table:table-cell>
          <table:table-cell office:value-type="float" office:value="2702" calcext:value-type="float">
            <text:p>2702</text:p>
          </table:table-cell>
          <table:table-cell office:value-type="float" office:value="998" calcext:value-type="float">
            <text:p>998</text:p>
          </table:table-cell>
          <table:table-cell office:value-type="float" office:value="48312.039062" calcext:value-type="float">
            <text:p>48312.039062</text:p>
          </table:table-cell>
          <table:table-cell office:value-type="float" office:value="0.020657" calcext:value-type="float">
            <text:p>0.02065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570" calcext:value-type="float">
            <text:p>2570</text:p>
          </table:table-cell>
          <table:table-cell office:value-type="float" office:value="2034" calcext:value-type="float">
            <text:p>2034</text:p>
          </table:table-cell>
          <table:table-cell office:value-type="float" office:value="999" calcext:value-type="float">
            <text:p>999</text:p>
          </table:table-cell>
          <table:table-cell office:value-type="float" office:value="49048.558594" calcext:value-type="float">
            <text:p>49048.558594</text:p>
          </table:table-cell>
          <table:table-cell office:value-type="float" office:value="0.020368" calcext:value-type="float">
            <text:p>0.02036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56" calcext:value-type="float">
            <text:p>1356</text:p>
          </table:table-cell>
          <table:table-cell office:value-type="float" office:value="1070" calcext:value-type="float">
            <text:p>1070</text:p>
          </table:table-cell>
          <table:table-cell office:value-type="float" office:value="533" calcext:value-type="float">
            <text:p>533</text:p>
          </table:table-cell>
          <table:table-cell office:value-type="float" office:value="50293.203125" calcext:value-type="float">
            <text:p>50293.203125</text:p>
          </table:table-cell>
          <table:table-cell office:value-type="float" office:value="0.010598" calcext:value-type="float">
            <text:p>0.01059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45" calcext:value-type="float">
            <text:p>3245</text:p>
          </table:table-cell>
          <table:table-cell office:value-type="float" office:value="2627" calcext:value-type="float">
            <text:p>2627</text:p>
          </table:table-cell>
          <table:table-cell office:value-type="float" office:value="997" calcext:value-type="float">
            <text:p>997</text:p>
          </table:table-cell>
          <table:table-cell office:value-type="float" office:value="48204.265625" calcext:value-type="float">
            <text:p>48204.265625</text:p>
          </table:table-cell>
          <table:table-cell office:value-type="float" office:value="0.020683" calcext:value-type="float">
            <text:p>0.0206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03" calcext:value-type="float">
            <text:p>2403</text:p>
          </table:table-cell>
          <table:table-cell office:value-type="float" office:value="1911" calcext:value-type="float">
            <text:p>1911</text:p>
          </table:table-cell>
          <table:table-cell office:value-type="float" office:value="998" calcext:value-type="float">
            <text:p>998</text:p>
          </table:table-cell>
          <table:table-cell office:value-type="float" office:value="49857.546875" calcext:value-type="float">
            <text:p>49857.546875</text:p>
          </table:table-cell>
          <table:table-cell office:value-type="float" office:value="0.020017" calcext:value-type="float">
            <text:p>0.020017</text:p>
          </table:table-cell>
        </table:table-row>
        <table:table-row table:style-name="ro1" table:number-rows-repeated="5">
          <table:table-cell table:number-columns-repeated="38"/>
        </table:table-row>
        <table:table-row table:style-name="ro1">
          <table:table-cell office:value-type="string" calcext:value-type="string">
            <text:p>ABT Loss 0.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67" calcext:value-type="float">
            <text:p>1467</text:p>
          </table:table-cell>
          <table:table-cell office:value-type="float" office:value="876" calcext:value-type="float">
            <text:p>876</text:p>
          </table:table-cell>
          <table:table-cell office:value-type="float" office:value="347" calcext:value-type="float">
            <text:p>347</text:p>
          </table:table-cell>
          <table:table-cell office:value-type="float" office:value="50800.269531" calcext:value-type="float">
            <text:p>50800.269531</text:p>
          </table:table-cell>
          <table:table-cell office:value-type="float" office:value="0.006831" calcext:value-type="float">
            <text:p>0.006831</text:p>
          </table:table-cell>
          <table:table-cell/>
          <table:table-cell office:value-type="string" calcext:value-type="string">
            <text:p>GBN -L 0.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9100" calcext:value-type="float">
            <text:p>9100</text:p>
          </table:table-cell>
          <table:table-cell office:value-type="float" office:value="5410" calcext:value-type="float">
            <text:p>5410</text:p>
          </table:table-cell>
          <table:table-cell office:value-type="float" office:value="997" calcext:value-type="float">
            <text:p>997</text:p>
          </table:table-cell>
          <table:table-cell office:value-type="float" office:value="49389.289062" calcext:value-type="float">
            <text:p>49389.289062</text:p>
          </table:table-cell>
          <table:table-cell office:value-type="float" office:value="0.020187" calcext:value-type="float">
            <text:p>0.020187</text:p>
          </table:table-cell>
          <table:table-cell/>
          <table:table-cell office:value-type="string" calcext:value-type="string">
            <text:p>SR -L 0.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38" calcext:value-type="float">
            <text:p>538</text:p>
          </table:table-cell>
          <table:table-cell office:value-type="float" office:value="329" calcext:value-type="float">
            <text:p>329</text:p>
          </table:table-cell>
          <table:table-cell office:value-type="float" office:value="113" calcext:value-type="float">
            <text:p>113</text:p>
          </table:table-cell>
          <table:table-cell office:value-type="float" office:value="51609.585938" calcext:value-type="float">
            <text:p>51609.585938</text:p>
          </table:table-cell>
          <table:table-cell office:value-type="float" office:value="0.00219" calcext:value-type="float">
            <text:p>0.0021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75" calcext:value-type="float">
            <text:p>1475</text:p>
          </table:table-cell>
          <table:table-cell office:value-type="float" office:value="877" calcext:value-type="float">
            <text:p>877</text:p>
          </table:table-cell>
          <table:table-cell office:value-type="float" office:value="320" calcext:value-type="float">
            <text:p>320</text:p>
          </table:table-cell>
          <table:table-cell office:value-type="float" office:value="50334.4375" calcext:value-type="float">
            <text:p>50334.4375</text:p>
          </table:table-cell>
          <table:table-cell office:value-type="float" office:value="0.006357" calcext:value-type="float">
            <text:p>0.0063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8165" calcext:value-type="float">
            <text:p>8165</text:p>
          </table:table-cell>
          <table:table-cell office:value-type="float" office:value="4889" calcext:value-type="float">
            <text:p>4889</text:p>
          </table:table-cell>
          <table:table-cell office:value-type="float" office:value="997" calcext:value-type="float">
            <text:p>997</text:p>
          </table:table-cell>
          <table:table-cell office:value-type="float" office:value="49551.09375" calcext:value-type="float">
            <text:p>49551.09375</text:p>
          </table:table-cell>
          <table:table-cell office:value-type="float" office:value="0.020121" calcext:value-type="float">
            <text:p>0.0201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91" calcext:value-type="float">
            <text:p>191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float" office:value="49317.066406" calcext:value-type="float">
            <text:p>49317.066406</text:p>
          </table:table-cell>
          <table:table-cell office:value-type="float" office:value="0.000649" calcext:value-type="float">
            <text:p>0.0006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77" calcext:value-type="float">
            <text:p>1477</text:p>
          </table:table-cell>
          <table:table-cell office:value-type="float" office:value="879" calcext:value-type="float">
            <text:p>879</text:p>
          </table:table-cell>
          <table:table-cell office:value-type="float" office:value="346" calcext:value-type="float">
            <text:p>346</text:p>
          </table:table-cell>
          <table:table-cell office:value-type="float" office:value="50456.699219" calcext:value-type="float">
            <text:p>50456.699219</text:p>
          </table:table-cell>
          <table:table-cell office:value-type="float" office:value="0.006857" calcext:value-type="float">
            <text:p>0.00685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133" calcext:value-type="float">
            <text:p>7133</text:p>
          </table:table-cell>
          <table:table-cell office:value-type="float" office:value="4206" calcext:value-type="float">
            <text:p>4206</text:p>
          </table:table-cell>
          <table:table-cell office:value-type="float" office:value="995" calcext:value-type="float">
            <text:p>995</text:p>
          </table:table-cell>
          <table:table-cell office:value-type="float" office:value="51457.644531" calcext:value-type="float">
            <text:p>51457.644531</text:p>
          </table:table-cell>
          <table:table-cell office:value-type="float" office:value="0.019336" calcext:value-type="float">
            <text:p>0.01933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802" calcext:value-type="float">
            <text:p>802</text:p>
          </table:table-cell>
          <table:table-cell office:value-type="float" office:value="484" calcext:value-type="float">
            <text:p>484</text:p>
          </table:table-cell>
          <table:table-cell office:value-type="float" office:value="179" calcext:value-type="float">
            <text:p>179</text:p>
          </table:table-cell>
          <table:table-cell office:value-type="float" office:value="50940.238281" calcext:value-type="float">
            <text:p>50940.238281</text:p>
          </table:table-cell>
          <table:table-cell office:value-type="float" office:value="0.003514" calcext:value-type="float">
            <text:p>0.00351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86" calcext:value-type="float">
            <text:p>1486</text:p>
          </table:table-cell>
          <table:table-cell office:value-type="float" office:value="902" calcext:value-type="float">
            <text:p>902</text:p>
          </table:table-cell>
          <table:table-cell office:value-type="float" office:value="364" calcext:value-type="float">
            <text:p>364</text:p>
          </table:table-cell>
          <table:table-cell office:value-type="float" office:value="51097.796875" calcext:value-type="float">
            <text:p>51097.796875</text:p>
          </table:table-cell>
          <table:table-cell office:value-type="float" office:value="0.007124" calcext:value-type="float">
            <text:p>0.0071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882" calcext:value-type="float">
            <text:p>6882</text:p>
          </table:table-cell>
          <table:table-cell office:value-type="float" office:value="4097" calcext:value-type="float">
            <text:p>4097</text:p>
          </table:table-cell>
          <table:table-cell office:value-type="float" office:value="983" calcext:value-type="float">
            <text:p>983</text:p>
          </table:table-cell>
          <table:table-cell office:value-type="float" office:value="49263.527344" calcext:value-type="float">
            <text:p>49263.527344</text:p>
          </table:table-cell>
          <table:table-cell office:value-type="float" office:value="0.019954" calcext:value-type="float">
            <text:p>0.01995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71" calcext:value-type="float">
            <text:p>171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float" office:value="51317.53125" calcext:value-type="float">
            <text:p>51317.53125</text:p>
          </table:table-cell>
          <table:table-cell office:value-type="float" office:value="0.000643" calcext:value-type="float">
            <text:p>0.00064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14" calcext:value-type="float">
            <text:p>1414</text:p>
          </table:table-cell>
          <table:table-cell office:value-type="float" office:value="844" calcext:value-type="float">
            <text:p>844</text:p>
          </table:table-cell>
          <table:table-cell office:value-type="float" office:value="345" calcext:value-type="float">
            <text:p>345</text:p>
          </table:table-cell>
          <table:table-cell office:value-type="float" office:value="48690.226562" calcext:value-type="float">
            <text:p>48690.226562</text:p>
          </table:table-cell>
          <table:table-cell office:value-type="float" office:value="0.007086" calcext:value-type="float">
            <text:p>0.00708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649" calcext:value-type="float">
            <text:p>7649</text:p>
          </table:table-cell>
          <table:table-cell office:value-type="float" office:value="4616" calcext:value-type="float">
            <text:p>4616</text:p>
          </table:table-cell>
          <table:table-cell office:value-type="float" office:value="991" calcext:value-type="float">
            <text:p>991</text:p>
          </table:table-cell>
          <table:table-cell office:value-type="float" office:value="48899.292969" calcext:value-type="float">
            <text:p>48899.292969</text:p>
          </table:table-cell>
          <table:table-cell office:value-type="float" office:value="0.020266" calcext:value-type="float">
            <text:p>0.02026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09" calcext:value-type="float">
            <text:p>209</text:p>
          </table:table-cell>
          <table:table-cell office:value-type="float" office:value="124" calcext:value-type="float">
            <text:p>124</text:p>
          </table:table-cell>
          <table:table-cell office:value-type="float" office:value="43" calcext:value-type="float">
            <text:p>43</text:p>
          </table:table-cell>
          <table:table-cell office:value-type="float" office:value="50467.484375" calcext:value-type="float">
            <text:p>50467.484375</text:p>
          </table:table-cell>
          <table:table-cell office:value-type="float" office:value="0.000852" calcext:value-type="float">
            <text:p>0.00085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42" calcext:value-type="float">
            <text:p>1442</text:p>
          </table:table-cell>
          <table:table-cell office:value-type="float" office:value="873" calcext:value-type="float">
            <text:p>873</text:p>
          </table:table-cell>
          <table:table-cell office:value-type="float" office:value="342" calcext:value-type="float">
            <text:p>342</text:p>
          </table:table-cell>
          <table:table-cell office:value-type="float" office:value="50269.558594" calcext:value-type="float">
            <text:p>50269.558594</text:p>
          </table:table-cell>
          <table:table-cell office:value-type="float" office:value="0.006803" calcext:value-type="float">
            <text:p>0.00680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084" calcext:value-type="float">
            <text:p>6084</text:p>
          </table:table-cell>
          <table:table-cell office:value-type="float" office:value="3671" calcext:value-type="float">
            <text:p>3671</text:p>
          </table:table-cell>
          <table:table-cell office:value-type="float" office:value="997" calcext:value-type="float">
            <text:p>997</text:p>
          </table:table-cell>
          <table:table-cell office:value-type="float" office:value="49725.359375" calcext:value-type="float">
            <text:p>49725.359375</text:p>
          </table:table-cell>
          <table:table-cell office:value-type="float" office:value="0.02005" calcext:value-type="float">
            <text:p>0.020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2" calcext:value-type="float">
            <text:p>152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49766.820312" calcext:value-type="float">
            <text:p>49766.820312</text:p>
          </table:table-cell>
          <table:table-cell office:value-type="float" office:value="0.000703" calcext:value-type="float">
            <text:p>0.00070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69" calcext:value-type="float">
            <text:p>1469</text:p>
          </table:table-cell>
          <table:table-cell office:value-type="float" office:value="890" calcext:value-type="float">
            <text:p>890</text:p>
          </table:table-cell>
          <table:table-cell office:value-type="float" office:value="324" calcext:value-type="float">
            <text:p>324</text:p>
          </table:table-cell>
          <table:table-cell office:value-type="float" office:value="49918.222656" calcext:value-type="float">
            <text:p>49918.222656</text:p>
          </table:table-cell>
          <table:table-cell office:value-type="float" office:value="0.006491" calcext:value-type="float">
            <text:p>0.00649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926" calcext:value-type="float">
            <text:p>6926</text:p>
          </table:table-cell>
          <table:table-cell office:value-type="float" office:value="4223" calcext:value-type="float">
            <text:p>4223</text:p>
          </table:table-cell>
          <table:table-cell office:value-type="float" office:value="992" calcext:value-type="float">
            <text:p>992</text:p>
          </table:table-cell>
          <table:table-cell office:value-type="float" office:value="49276.519531" calcext:value-type="float">
            <text:p>49276.519531</text:p>
          </table:table-cell>
          <table:table-cell office:value-type="float" office:value="0.020131" calcext:value-type="float">
            <text:p>0.02013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49078.242188" calcext:value-type="float">
            <text:p>49078.242188</text:p>
          </table:table-cell>
          <table:table-cell office:value-type="float" office:value="0.000346" calcext:value-type="float">
            <text:p>0.00034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61" calcext:value-type="float">
            <text:p>1461</text:p>
          </table:table-cell>
          <table:table-cell office:value-type="float" office:value="886" calcext:value-type="float">
            <text:p>886</text:p>
          </table:table-cell>
          <table:table-cell office:value-type="float" office:value="345" calcext:value-type="float">
            <text:p>345</text:p>
          </table:table-cell>
          <table:table-cell office:value-type="float" office:value="49980.496094" calcext:value-type="float">
            <text:p>49980.496094</text:p>
          </table:table-cell>
          <table:table-cell office:value-type="float" office:value="0.006903" calcext:value-type="float">
            <text:p>0.0069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199" calcext:value-type="float">
            <text:p>6199</text:p>
          </table:table-cell>
          <table:table-cell office:value-type="float" office:value="3798" calcext:value-type="float">
            <text:p>3798</text:p>
          </table:table-cell>
          <table:table-cell office:value-type="float" office:value="997" calcext:value-type="float">
            <text:p>997</text:p>
          </table:table-cell>
          <table:table-cell office:value-type="float" office:value="50915.734375" calcext:value-type="float">
            <text:p>50915.734375</text:p>
          </table:table-cell>
          <table:table-cell office:value-type="float" office:value="0.019581" calcext:value-type="float">
            <text:p>0.01958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87" calcext:value-type="float">
            <text:p>687</text:p>
          </table:table-cell>
          <table:table-cell office:value-type="float" office:value="423" calcext:value-type="float">
            <text:p>423</text:p>
          </table:table-cell>
          <table:table-cell office:value-type="float" office:value="155" calcext:value-type="float">
            <text:p>155</text:p>
          </table:table-cell>
          <table:table-cell office:value-type="float" office:value="50914.410156" calcext:value-type="float">
            <text:p>50914.410156</text:p>
          </table:table-cell>
          <table:table-cell office:value-type="float" office:value="0.003044" calcext:value-type="float">
            <text:p>0.0030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68" calcext:value-type="float">
            <text:p>1468</text:p>
          </table:table-cell>
          <table:table-cell office:value-type="float" office:value="873" calcext:value-type="float">
            <text:p>873</text:p>
          </table:table-cell>
          <table:table-cell office:value-type="float" office:value="336" calcext:value-type="float">
            <text:p>336</text:p>
          </table:table-cell>
          <table:table-cell office:value-type="float" office:value="50052.039062" calcext:value-type="float">
            <text:p>50052.039062</text:p>
          </table:table-cell>
          <table:table-cell office:value-type="float" office:value="0.006713" calcext:value-type="float">
            <text:p>0.0067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264" calcext:value-type="float">
            <text:p>7264</text:p>
          </table:table-cell>
          <table:table-cell office:value-type="float" office:value="4325" calcext:value-type="float">
            <text:p>4325</text:p>
          </table:table-cell>
          <table:table-cell office:value-type="float" office:value="989" calcext:value-type="float">
            <text:p>989</text:p>
          </table:table-cell>
          <table:table-cell office:value-type="float" office:value="49645.777344" calcext:value-type="float">
            <text:p>49645.777344</text:p>
          </table:table-cell>
          <table:table-cell office:value-type="float" office:value="0.019921" calcext:value-type="float">
            <text:p>0.0199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68" calcext:value-type="float">
            <text:p>368</text:p>
          </table:table-cell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49541.871094" calcext:value-type="float">
            <text:p>49541.871094</text:p>
          </table:table-cell>
          <table:table-cell office:value-type="float" office:value="0.001413" calcext:value-type="float">
            <text:p>0.00141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87" calcext:value-type="float">
            <text:p>1487</text:p>
          </table:table-cell>
          <table:table-cell office:value-type="float" office:value="887" calcext:value-type="float">
            <text:p>887</text:p>
          </table:table-cell>
          <table:table-cell office:value-type="float" office:value="333" calcext:value-type="float">
            <text:p>333</text:p>
          </table:table-cell>
          <table:table-cell office:value-type="float" office:value="49630.757812" calcext:value-type="float">
            <text:p>49630.757812</text:p>
          </table:table-cell>
          <table:table-cell office:value-type="float" office:value="0.00671" calcext:value-type="float">
            <text:p>0.0067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489" calcext:value-type="float">
            <text:p>7489</text:p>
          </table:table-cell>
          <table:table-cell office:value-type="float" office:value="4530" calcext:value-type="float">
            <text:p>4530</text:p>
          </table:table-cell>
          <table:table-cell office:value-type="float" office:value="993" calcext:value-type="float">
            <text:p>993</text:p>
          </table:table-cell>
          <table:table-cell office:value-type="float" office:value="50485.847656" calcext:value-type="float">
            <text:p>50485.847656</text:p>
          </table:table-cell>
          <table:table-cell office:value-type="float" office:value="0.019669" calcext:value-type="float">
            <text:p>0.0196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8" calcext:value-type="float">
            <text:p>478</text:p>
          </table:table-cell>
          <table:table-cell office:value-type="float" office:value="275" calcext:value-type="float">
            <text:p>275</text:p>
          </table:table-cell>
          <table:table-cell office:value-type="float" office:value="87" calcext:value-type="float">
            <text:p>87</text:p>
          </table:table-cell>
          <table:table-cell office:value-type="float" office:value="51058.371094" calcext:value-type="float">
            <text:p>51058.371094</text:p>
          </table:table-cell>
          <table:table-cell office:value-type="float" office:value="0.001704" calcext:value-type="float">
            <text:p>0.001704</text:p>
          </table:table-cell>
        </table:table-row>
        <table:table-row table:style-name="ro1" table:number-rows-repeated="5">
          <table:table-cell table:number-columns-repeated="38"/>
        </table:table-row>
        <table:table-row table:style-name="ro1">
          <table:table-cell office:value-type="string" calcext:value-type="string">
            <text:p>ABT Loss 0.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35" calcext:value-type="float">
            <text:p>1635</text:p>
          </table:table-cell>
          <table:table-cell office:value-type="float" office:value="677" calcext:value-type="float">
            <text:p>677</text:p>
          </table:table-cell>
          <table:table-cell office:value-type="float" office:value="181" calcext:value-type="float">
            <text:p>181</text:p>
          </table:table-cell>
          <table:table-cell office:value-type="float" office:value="52771.835938" calcext:value-type="float">
            <text:p>52771.835938</text:p>
          </table:table-cell>
          <table:table-cell office:value-type="float" office:value="0.00343" calcext:value-type="float">
            <text:p>0.00343</text:p>
          </table:table-cell>
          <table:table-cell/>
          <table:table-cell office:value-type="string" calcext:value-type="string">
            <text:p>GBN -L 0.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819" calcext:value-type="float">
            <text:p>12819</text:p>
          </table:table-cell>
          <table:table-cell office:value-type="float" office:value="5191" calcext:value-type="float">
            <text:p>5191</text:p>
          </table:table-cell>
          <table:table-cell office:value-type="float" office:value="674" calcext:value-type="float">
            <text:p>674</text:p>
          </table:table-cell>
          <table:table-cell office:value-type="float" office:value="47529.011719" calcext:value-type="float">
            <text:p>47529.011719</text:p>
          </table:table-cell>
          <table:table-cell office:value-type="float" office:value="0.014181" calcext:value-type="float">
            <text:p>0.014181</text:p>
          </table:table-cell>
          <table:table-cell/>
          <table:table-cell office:value-type="string" calcext:value-type="string">
            <text:p>SR -L 0.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0951.40625" calcext:value-type="float">
            <text:p>50951.40625</text:p>
          </table:table-cell>
          <table:table-cell office:value-type="float" office:value="0.000275" calcext:value-type="float">
            <text:p>0.0002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39" calcext:value-type="float">
            <text:p>1539</text:p>
          </table:table-cell>
          <table:table-cell office:value-type="float" office:value="633" calcext:value-type="float">
            <text:p>633</text:p>
          </table:table-cell>
          <table:table-cell office:value-type="float" office:value="167" calcext:value-type="float">
            <text:p>167</text:p>
          </table:table-cell>
          <table:table-cell office:value-type="float" office:value="48893.191406" calcext:value-type="float">
            <text:p>48893.191406</text:p>
          </table:table-cell>
          <table:table-cell office:value-type="float" office:value="0.003416" calcext:value-type="float">
            <text:p>0.0034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990" calcext:value-type="float">
            <text:p>14990</text:p>
          </table:table-cell>
          <table:table-cell office:value-type="float" office:value="5919" calcext:value-type="float">
            <text:p>5919</text:p>
          </table:table-cell>
          <table:table-cell office:value-type="float" office:value="659" calcext:value-type="float">
            <text:p>659</text:p>
          </table:table-cell>
          <table:table-cell office:value-type="float" office:value="50199.980469" calcext:value-type="float">
            <text:p>50199.980469</text:p>
          </table:table-cell>
          <table:table-cell office:value-type="float" office:value="0.013127" calcext:value-type="float">
            <text:p>0.013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6" calcext:value-type="float">
            <text:p>236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49259.082031" calcext:value-type="float">
            <text:p>49259.082031</text:p>
          </table:table-cell>
          <table:table-cell office:value-type="float" office:value="0.000426" calcext:value-type="float">
            <text:p>0.0004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27" calcext:value-type="float">
            <text:p>1627</text:p>
          </table:table-cell>
          <table:table-cell office:value-type="float" office:value="650" calcext:value-type="float">
            <text:p>650</text:p>
          </table:table-cell>
          <table:table-cell office:value-type="float" office:value="160" calcext:value-type="float">
            <text:p>160</text:p>
          </table:table-cell>
          <table:table-cell office:value-type="float" office:value="50895.144531" calcext:value-type="float">
            <text:p>50895.144531</text:p>
          </table:table-cell>
          <table:table-cell office:value-type="float" office:value="0.003144" calcext:value-type="float">
            <text:p>0.0031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744" calcext:value-type="float">
            <text:p>14744</text:p>
          </table:table-cell>
          <table:table-cell office:value-type="float" office:value="5938" calcext:value-type="float">
            <text:p>5938</text:p>
          </table:table-cell>
          <table:table-cell office:value-type="float" office:value="691" calcext:value-type="float">
            <text:p>691</text:p>
          </table:table-cell>
          <table:table-cell office:value-type="float" office:value="49670.539062" calcext:value-type="float">
            <text:p>49670.539062</text:p>
          </table:table-cell>
          <table:table-cell office:value-type="float" office:value="0.013912" calcext:value-type="float">
            <text:p>0.0139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50504.039062" calcext:value-type="float">
            <text:p>50504.039062</text:p>
          </table:table-cell>
          <table:table-cell office:value-type="float" office:value="0.000277" calcext:value-type="float">
            <text:p>0.00027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59" calcext:value-type="float">
            <text:p>1559</text:p>
          </table:table-cell>
          <table:table-cell office:value-type="float" office:value="639" calcext:value-type="float">
            <text:p>639</text:p>
          </table:table-cell>
          <table:table-cell office:value-type="float" office:value="173" calcext:value-type="float">
            <text:p>173</text:p>
          </table:table-cell>
          <table:table-cell office:value-type="float" office:value="48937.234375" calcext:value-type="float">
            <text:p>48937.234375</text:p>
          </table:table-cell>
          <table:table-cell office:value-type="float" office:value="0.003535" calcext:value-type="float">
            <text:p>0.0035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341" calcext:value-type="float">
            <text:p>14341</text:p>
          </table:table-cell>
          <table:table-cell office:value-type="float" office:value="5801" calcext:value-type="float">
            <text:p>5801</text:p>
          </table:table-cell>
          <table:table-cell office:value-type="float" office:value="682" calcext:value-type="float">
            <text:p>682</text:p>
          </table:table-cell>
          <table:table-cell office:value-type="float" office:value="48554.75" calcext:value-type="float">
            <text:p>48554.75</text:p>
          </table:table-cell>
          <table:table-cell office:value-type="float" office:value="0.014046" calcext:value-type="float">
            <text:p>0.0140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90" calcext:value-type="float">
            <text:p>19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50237.402344" calcext:value-type="float">
            <text:p>50237.402344</text:p>
          </table:table-cell>
          <table:table-cell office:value-type="float" office:value="0.000199" calcext:value-type="float">
            <text:p>0.00019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33" calcext:value-type="float">
            <text:p>1533</text:p>
          </table:table-cell>
          <table:table-cell office:value-type="float" office:value="651" calcext:value-type="float">
            <text:p>651</text:p>
          </table:table-cell>
          <table:table-cell office:value-type="float" office:value="191" calcext:value-type="float">
            <text:p>191</text:p>
          </table:table-cell>
          <table:table-cell office:value-type="float" office:value="48781.6875" calcext:value-type="float">
            <text:p>48781.6875</text:p>
          </table:table-cell>
          <table:table-cell office:value-type="float" office:value="0.003915" calcext:value-type="float">
            <text:p>0.0039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033" calcext:value-type="float">
            <text:p>13033</text:p>
          </table:table-cell>
          <table:table-cell office:value-type="float" office:value="5199" calcext:value-type="float">
            <text:p>5199</text:p>
          </table:table-cell>
          <table:table-cell office:value-type="float" office:value="622" calcext:value-type="float">
            <text:p>622</text:p>
          </table:table-cell>
          <table:table-cell office:value-type="float" office:value="48680.496094" calcext:value-type="float">
            <text:p>48680.496094</text:p>
          </table:table-cell>
          <table:table-cell office:value-type="float" office:value="0.012777" calcext:value-type="float">
            <text:p>0.01277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49412.195312" calcext:value-type="float">
            <text:p>49412.195312</text:p>
          </table:table-cell>
          <table:table-cell office:value-type="float" office:value="0.000243" calcext:value-type="float">
            <text:p>0.00024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54" calcext:value-type="float">
            <text:p>1554</text:p>
          </table:table-cell>
          <table:table-cell office:value-type="float" office:value="622" calcext:value-type="float">
            <text:p>622</text:p>
          </table:table-cell>
          <table:table-cell office:value-type="float" office:value="177" calcext:value-type="float">
            <text:p>177</text:p>
          </table:table-cell>
          <table:table-cell office:value-type="float" office:value="49994.863281" calcext:value-type="float">
            <text:p>49994.863281</text:p>
          </table:table-cell>
          <table:table-cell office:value-type="float" office:value="0.00354" calcext:value-type="float">
            <text:p>0.0035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629" calcext:value-type="float">
            <text:p>13629</text:p>
          </table:table-cell>
          <table:table-cell office:value-type="float" office:value="5458" calcext:value-type="float">
            <text:p>5458</text:p>
          </table:table-cell>
          <table:table-cell office:value-type="float" office:value="707" calcext:value-type="float">
            <text:p>707</text:p>
          </table:table-cell>
          <table:table-cell office:value-type="float" office:value="50829.238281" calcext:value-type="float">
            <text:p>50829.238281</text:p>
          </table:table-cell>
          <table:table-cell office:value-type="float" office:value="0.013909" calcext:value-type="float">
            <text:p>0.01390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49894.308594" calcext:value-type="float">
            <text:p>49894.308594</text:p>
          </table:table-cell>
          <table:table-cell office:value-type="float" office:value="0.000281" calcext:value-type="float">
            <text:p>0.00028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50" calcext:value-type="float">
            <text:p>1550</text:p>
          </table:table-cell>
          <table:table-cell office:value-type="float" office:value="605" calcext:value-type="float">
            <text:p>605</text:p>
          </table:table-cell>
          <table:table-cell office:value-type="float" office:value="161" calcext:value-type="float">
            <text:p>161</text:p>
          </table:table-cell>
          <table:table-cell office:value-type="float" office:value="49038.753906" calcext:value-type="float">
            <text:p>49038.753906</text:p>
          </table:table-cell>
          <table:table-cell office:value-type="float" office:value="0.003283" calcext:value-type="float">
            <text:p>0.0032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355" calcext:value-type="float">
            <text:p>13355</text:p>
          </table:table-cell>
          <table:table-cell office:value-type="float" office:value="5312" calcext:value-type="float">
            <text:p>5312</text:p>
          </table:table-cell>
          <table:table-cell office:value-type="float" office:value="690" calcext:value-type="float">
            <text:p>690</text:p>
          </table:table-cell>
          <table:table-cell office:value-type="float" office:value="49823.515625" calcext:value-type="float">
            <text:p>49823.515625</text:p>
          </table:table-cell>
          <table:table-cell office:value-type="float" office:value="0.013849" calcext:value-type="float">
            <text:p>0.01384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9" calcext:value-type="float">
            <text:p>149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48991.820312" calcext:value-type="float">
            <text:p>48991.820312</text:p>
          </table:table-cell>
          <table:table-cell office:value-type="float" office:value="0.000265" calcext:value-type="float">
            <text:p>0.00026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67" calcext:value-type="float">
            <text:p>1567</text:p>
          </table:table-cell>
          <table:table-cell office:value-type="float" office:value="633" calcext:value-type="float">
            <text:p>633</text:p>
          </table:table-cell>
          <table:table-cell office:value-type="float" office:value="166" calcext:value-type="float">
            <text:p>166</text:p>
          </table:table-cell>
          <table:table-cell office:value-type="float" office:value="49560.5" calcext:value-type="float">
            <text:p>49560.5</text:p>
          </table:table-cell>
          <table:table-cell office:value-type="float" office:value="0.003349" calcext:value-type="float">
            <text:p>0.00334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778" calcext:value-type="float">
            <text:p>12778</text:p>
          </table:table-cell>
          <table:table-cell office:value-type="float" office:value="5094" calcext:value-type="float">
            <text:p>5094</text:p>
          </table:table-cell>
          <table:table-cell office:value-type="float" office:value="662" calcext:value-type="float">
            <text:p>662</text:p>
          </table:table-cell>
          <table:table-cell office:value-type="float" office:value="47718.753906" calcext:value-type="float">
            <text:p>47718.753906</text:p>
          </table:table-cell>
          <table:table-cell office:value-type="float" office:value="0.013873" calcext:value-type="float">
            <text:p>0.01387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49738.242188" calcext:value-type="float">
            <text:p>49738.242188</text:p>
          </table:table-cell>
          <table:table-cell office:value-type="float" office:value="0.000221" calcext:value-type="float">
            <text:p>0.00022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66" calcext:value-type="float">
            <text:p>1566</text:p>
          </table:table-cell>
          <table:table-cell office:value-type="float" office:value="621" calcext:value-type="float">
            <text:p>621</text:p>
          </table:table-cell>
          <table:table-cell office:value-type="float" office:value="162" calcext:value-type="float">
            <text:p>162</text:p>
          </table:table-cell>
          <table:table-cell office:value-type="float" office:value="49704.597656" calcext:value-type="float">
            <text:p>49704.597656</text:p>
          </table:table-cell>
          <table:table-cell office:value-type="float" office:value="0.003259" calcext:value-type="float">
            <text:p>0.00325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224" calcext:value-type="float">
            <text:p>13224</text:p>
          </table:table-cell>
          <table:table-cell office:value-type="float" office:value="5201" calcext:value-type="float">
            <text:p>5201</text:p>
          </table:table-cell>
          <table:table-cell office:value-type="float" office:value="649" calcext:value-type="float">
            <text:p>649</text:p>
          </table:table-cell>
          <table:table-cell office:value-type="float" office:value="49450.847656" calcext:value-type="float">
            <text:p>49450.847656</text:p>
          </table:table-cell>
          <table:table-cell office:value-type="float" office:value="0.013124" calcext:value-type="float">
            <text:p>0.0131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48441.21875" calcext:value-type="float">
            <text:p>48441.21875</text:p>
          </table:table-cell>
          <table:table-cell office:value-type="float" office:value="0.000454" calcext:value-type="float">
            <text:p>0.00045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99" calcext:value-type="float">
            <text:p>1599</text:p>
          </table:table-cell>
          <table:table-cell office:value-type="float" office:value="627" calcext:value-type="float">
            <text:p>627</text:p>
          </table:table-cell>
          <table:table-cell office:value-type="float" office:value="164" calcext:value-type="float">
            <text:p>164</text:p>
          </table:table-cell>
          <table:table-cell office:value-type="float" office:value="50206.757812" calcext:value-type="float">
            <text:p>50206.757812</text:p>
          </table:table-cell>
          <table:table-cell office:value-type="float" office:value="0.003266" calcext:value-type="float">
            <text:p>0.00326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257" calcext:value-type="float">
            <text:p>15257</text:p>
          </table:table-cell>
          <table:table-cell office:value-type="float" office:value="6125" calcext:value-type="float">
            <text:p>6125</text:p>
          </table:table-cell>
          <table:table-cell office:value-type="float" office:value="710" calcext:value-type="float">
            <text:p>710</text:p>
          </table:table-cell>
          <table:table-cell office:value-type="float" office:value="51453.890625" calcext:value-type="float">
            <text:p>51453.890625</text:p>
          </table:table-cell>
          <table:table-cell office:value-type="float" office:value="0.013799" calcext:value-type="float">
            <text:p>0.01379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50406.710938" calcext:value-type="float">
            <text:p>50406.710938</text:p>
          </table:table-cell>
          <table:table-cell office:value-type="float" office:value="0.000218" calcext:value-type="float">
            <text:p>0.000218</text:p>
          </table:table-cell>
        </table:table-row>
        <table:table-row table:style-name="ro1" table:number-rows-repeated="5">
          <table:table-cell table:number-columns-repeated="38"/>
        </table:table-row>
        <table:table-row table:style-name="ro1">
          <table:table-cell office:value-type="string" calcext:value-type="string">
            <text:p>ABT Loss 0.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343" calcext:value-type="float">
            <text:p>343</text:p>
          </table:table-cell>
          <table:table-cell office:value-type="float" office:value="41" calcext:value-type="float">
            <text:p>41</text:p>
          </table:table-cell>
          <table:table-cell office:value-type="float" office:value="51819.507812" calcext:value-type="float">
            <text:p>51819.507812</text:p>
          </table:table-cell>
          <table:table-cell office:value-type="float" office:value="0.000791" calcext:value-type="float">
            <text:p>0.000791</text:p>
          </table:table-cell>
          <table:table-cell/>
          <table:table-cell office:value-type="string" calcext:value-type="string">
            <text:p>GBN -L 0.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734" calcext:value-type="float">
            <text:p>15734</text:p>
          </table:table-cell>
          <table:table-cell office:value-type="float" office:value="3156" calcext:value-type="float">
            <text:p>3156</text:p>
          </table:table-cell>
          <table:table-cell office:value-type="float" office:value="317" calcext:value-type="float">
            <text:p>317</text:p>
          </table:table-cell>
          <table:table-cell office:value-type="float" office:value="49322.785156" calcext:value-type="float">
            <text:p>49322.785156</text:p>
          </table:table-cell>
          <table:table-cell office:value-type="float" office:value="0.006427" calcext:value-type="float">
            <text:p>0.006427</text:p>
          </table:table-cell>
          <table:table-cell/>
          <table:table-cell office:value-type="string" calcext:value-type="string">
            <text:p>SR -L 0.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37" calcext:value-type="float">
            <text:p>537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50908.226562" calcext:value-type="float">
            <text:p>50908.226562</text:p>
          </table:table-cell>
          <table:table-cell office:value-type="float" office:value="0.000236" calcext:value-type="float">
            <text:p>0.00023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78" calcext:value-type="float">
            <text:p>1678</text:p>
          </table:table-cell>
          <table:table-cell office:value-type="float" office:value="324" calcext:value-type="float">
            <text:p>324</text:p>
          </table:table-cell>
          <table:table-cell office:value-type="float" office:value="49" calcext:value-type="float">
            <text:p>49</text:p>
          </table:table-cell>
          <table:table-cell office:value-type="float" office:value="51344.019531" calcext:value-type="float">
            <text:p>51344.019531</text:p>
          </table:table-cell>
          <table:table-cell office:value-type="float" office:value="0.000954" calcext:value-type="float">
            <text:p>0.0009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071" calcext:value-type="float">
            <text:p>16071</text:p>
          </table:table-cell>
          <table:table-cell office:value-type="float" office:value="3203" calcext:value-type="float">
            <text:p>3203</text:p>
          </table:table-cell>
          <table:table-cell office:value-type="float" office:value="313" calcext:value-type="float">
            <text:p>313</text:p>
          </table:table-cell>
          <table:table-cell office:value-type="float" office:value="50139.140625" calcext:value-type="float">
            <text:p>50139.140625</text:p>
          </table:table-cell>
          <table:table-cell office:value-type="float" office:value="0.006243" calcext:value-type="float">
            <text:p>0.0062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2" calcext:value-type="float">
            <text:p>33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49247.375" calcext:value-type="float">
            <text:p>49247.375</text:p>
          </table:table-cell>
          <table:table-cell office:value-type="float" office:value="0.000203" calcext:value-type="float">
            <text:p>0.0002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86" calcext:value-type="float">
            <text:p>1686</text:p>
          </table:table-cell>
          <table:table-cell office:value-type="float" office:value="330" calcext:value-type="float">
            <text:p>330</text:p>
          </table:table-cell>
          <table:table-cell office:value-type="float" office:value="44" calcext:value-type="float">
            <text:p>44</text:p>
          </table:table-cell>
          <table:table-cell office:value-type="float" office:value="51434.65625" calcext:value-type="float">
            <text:p>51434.65625</text:p>
          </table:table-cell>
          <table:table-cell office:value-type="float" office:value="0.000855" calcext:value-type="float">
            <text:p>0.00085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765" calcext:value-type="float">
            <text:p>15765</text:p>
          </table:table-cell>
          <table:table-cell office:value-type="float" office:value="3103" calcext:value-type="float">
            <text:p>3103</text:p>
          </table:table-cell>
          <table:table-cell office:value-type="float" office:value="294" calcext:value-type="float">
            <text:p>294</text:p>
          </table:table-cell>
          <table:table-cell office:value-type="float" office:value="49226.125" calcext:value-type="float">
            <text:p>49226.125</text:p>
          </table:table-cell>
          <table:table-cell office:value-type="float" office:value="0.005972" calcext:value-type="float">
            <text:p>0.0059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5" calcext:value-type="float">
            <text:p>47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906.730469" calcext:value-type="float">
            <text:p>50906.730469</text:p>
          </table:table-cell>
          <table:table-cell office:value-type="float" office:value="0.000196" calcext:value-type="float">
            <text:p>0.0001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51" calcext:value-type="float">
            <text:p>1651</text:p>
          </table:table-cell>
          <table:table-cell office:value-type="float" office:value="331" calcext:value-type="float">
            <text:p>331</text:p>
          </table:table-cell>
          <table:table-cell office:value-type="float" office:value="46" calcext:value-type="float">
            <text:p>46</text:p>
          </table:table-cell>
          <table:table-cell office:value-type="float" office:value="50168.734375" calcext:value-type="float">
            <text:p>50168.734375</text:p>
          </table:table-cell>
          <table:table-cell office:value-type="float" office:value="0.000917" calcext:value-type="float">
            <text:p>0.0009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507" calcext:value-type="float">
            <text:p>15507</text:p>
          </table:table-cell>
          <table:table-cell office:value-type="float" office:value="3206" calcext:value-type="float">
            <text:p>3206</text:p>
          </table:table-cell>
          <table:table-cell office:value-type="float" office:value="358" calcext:value-type="float">
            <text:p>358</text:p>
          </table:table-cell>
          <table:table-cell office:value-type="float" office:value="51106.621094" calcext:value-type="float">
            <text:p>51106.621094</text:p>
          </table:table-cell>
          <table:table-cell office:value-type="float" office:value="0.007005" calcext:value-type="float">
            <text:p>0.0070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01" calcext:value-type="float">
            <text:p>501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51551.230469" calcext:value-type="float">
            <text:p>51551.230469</text:p>
          </table:table-cell>
          <table:table-cell office:value-type="float" office:value="0.000194" calcext:value-type="float">
            <text:p>0.0001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63" calcext:value-type="float">
            <text:p>1663</text:p>
          </table:table-cell>
          <table:table-cell office:value-type="float" office:value="335" calcext:value-type="float">
            <text:p>335</text:p>
          </table:table-cell>
          <table:table-cell office:value-type="float" office:value="54" calcext:value-type="float">
            <text:p>54</text:p>
          </table:table-cell>
          <table:table-cell office:value-type="float" office:value="50529.246094" calcext:value-type="float">
            <text:p>50529.246094</text:p>
          </table:table-cell>
          <table:table-cell office:value-type="float" office:value="0.001069" calcext:value-type="float">
            <text:p>0.00106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959" calcext:value-type="float">
            <text:p>15959</text:p>
          </table:table-cell>
          <table:table-cell office:value-type="float" office:value="3159" calcext:value-type="float">
            <text:p>3159</text:p>
          </table:table-cell>
          <table:table-cell office:value-type="float" office:value="314" calcext:value-type="float">
            <text:p>314</text:p>
          </table:table-cell>
          <table:table-cell office:value-type="float" office:value="49992.59375" calcext:value-type="float">
            <text:p>49992.59375</text:p>
          </table:table-cell>
          <table:table-cell office:value-type="float" office:value="0.006281" calcext:value-type="float">
            <text:p>0.00628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0" calcext:value-type="float">
            <text:p>33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49514.644531" calcext:value-type="float">
            <text:p>49514.644531</text:p>
          </table:table-cell>
          <table:table-cell office:value-type="float" office:value="0.000242" calcext:value-type="float">
            <text:p>0.00024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43" calcext:value-type="float">
            <text:p>1643</text:p>
          </table:table-cell>
          <table:table-cell office:value-type="float" office:value="350" calcext:value-type="float">
            <text:p>350</text:p>
          </table:table-cell>
          <table:table-cell office:value-type="float" office:value="47" calcext:value-type="float">
            <text:p>47</text:p>
          </table:table-cell>
          <table:table-cell office:value-type="float" office:value="50249.804688" calcext:value-type="float">
            <text:p>50249.804688</text:p>
          </table:table-cell>
          <table:table-cell office:value-type="float" office:value="0.000935" calcext:value-type="float">
            <text:p>0.00093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372" calcext:value-type="float">
            <text:p>14372</text:p>
          </table:table-cell>
          <table:table-cell office:value-type="float" office:value="2956" calcext:value-type="float">
            <text:p>2956</text:p>
          </table:table-cell>
          <table:table-cell office:value-type="float" office:value="284" calcext:value-type="float">
            <text:p>284</text:p>
          </table:table-cell>
          <table:table-cell office:value-type="float" office:value="49946.804688" calcext:value-type="float">
            <text:p>49946.804688</text:p>
          </table:table-cell>
          <table:table-cell office:value-type="float" office:value="0.005686" calcext:value-type="float">
            <text:p>0.00568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04" calcext:value-type="float">
            <text:p>304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49788.238281" calcext:value-type="float">
            <text:p>49788.238281</text:p>
          </table:table-cell>
          <table:table-cell office:value-type="float" office:value="0.000301" calcext:value-type="float">
            <text:p>0.0003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43" calcext:value-type="float">
            <text:p>1643</text:p>
          </table:table-cell>
          <table:table-cell office:value-type="float" office:value="322" calcext:value-type="float">
            <text:p>322</text:p>
          </table:table-cell>
          <table:table-cell office:value-type="float" office:value="40" calcext:value-type="float">
            <text:p>40</text:p>
          </table:table-cell>
          <table:table-cell office:value-type="float" office:value="49821.964844" calcext:value-type="float">
            <text:p>49821.964844</text:p>
          </table:table-cell>
          <table:table-cell office:value-type="float" office:value="0.000803" calcext:value-type="float">
            <text:p>0.00080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153" calcext:value-type="float">
            <text:p>16153</text:p>
          </table:table-cell>
          <table:table-cell office:value-type="float" office:value="3129" calcext:value-type="float">
            <text:p>3129</text:p>
          </table:table-cell>
          <table:table-cell office:value-type="float" office:value="287" calcext:value-type="float">
            <text:p>287</text:p>
          </table:table-cell>
          <table:table-cell office:value-type="float" office:value="50177.519531" calcext:value-type="float">
            <text:p>50177.519531</text:p>
          </table:table-cell>
          <table:table-cell office:value-type="float" office:value="0.00572" calcext:value-type="float">
            <text:p>0.0057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89" calcext:value-type="float">
            <text:p>289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48376.757812" calcext:value-type="float">
            <text:p>48376.757812</text:p>
          </table:table-cell>
          <table:table-cell office:value-type="float" office:value="0.000227" calcext:value-type="float">
            <text:p>0.0002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53" calcext:value-type="float">
            <text:p>1653</text:p>
          </table:table-cell>
          <table:table-cell office:value-type="float" office:value="347" calcext:value-type="float">
            <text:p>347</text:p>
          </table:table-cell>
          <table:table-cell office:value-type="float" office:value="49" calcext:value-type="float">
            <text:p>49</text:p>
          </table:table-cell>
          <table:table-cell office:value-type="float" office:value="50356.695312" calcext:value-type="float">
            <text:p>50356.695312</text:p>
          </table:table-cell>
          <table:table-cell office:value-type="float" office:value="0.000973" calcext:value-type="float">
            <text:p>0.00097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491" calcext:value-type="float">
            <text:p>16491</text:p>
          </table:table-cell>
          <table:table-cell office:value-type="float" office:value="3366" calcext:value-type="float">
            <text:p>3366</text:p>
          </table:table-cell>
          <table:table-cell office:value-type="float" office:value="327" calcext:value-type="float">
            <text:p>327</text:p>
          </table:table-cell>
          <table:table-cell office:value-type="float" office:value="51694.746094" calcext:value-type="float">
            <text:p>51694.746094</text:p>
          </table:table-cell>
          <table:table-cell office:value-type="float" office:value="0.006326" calcext:value-type="float">
            <text:p>0.0063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0201.027344" calcext:value-type="float">
            <text:p>50201.027344</text:p>
          </table:table-cell>
          <table:table-cell office:value-type="float" office:value="0.000199" calcext:value-type="float">
            <text:p>0.00019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22" calcext:value-type="float">
            <text:p>1622</text:p>
          </table:table-cell>
          <table:table-cell office:value-type="float" office:value="334" calcext:value-type="float">
            <text:p>334</text:p>
          </table:table-cell>
          <table:table-cell office:value-type="float" office:value="41" calcext:value-type="float">
            <text:p>41</text:p>
          </table:table-cell>
          <table:table-cell office:value-type="float" office:value="49014.289062" calcext:value-type="float">
            <text:p>49014.289062</text:p>
          </table:table-cell>
          <table:table-cell office:value-type="float" office:value="0.000836" calcext:value-type="float">
            <text:p>0.00083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751" calcext:value-type="float">
            <text:p>15751</text:p>
          </table:table-cell>
          <table:table-cell office:value-type="float" office:value="3200" calcext:value-type="float">
            <text:p>3200</text:p>
          </table:table-cell>
          <table:table-cell office:value-type="float" office:value="288" calcext:value-type="float">
            <text:p>288</text:p>
          </table:table-cell>
          <table:table-cell office:value-type="float" office:value="49407.664062" calcext:value-type="float">
            <text:p>49407.664062</text:p>
          </table:table-cell>
          <table:table-cell office:value-type="float" office:value="0.005829" calcext:value-type="float">
            <text:p>0.00582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63" calcext:value-type="float">
            <text:p>26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7927.734375" calcext:value-type="float">
            <text:p>47927.734375</text:p>
          </table:table-cell>
          <table:table-cell office:value-type="float" office:value="0.00025" calcext:value-type="float">
            <text:p>0.0002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10" calcext:value-type="float">
            <text:p>1610</text:p>
          </table:table-cell>
          <table:table-cell office:value-type="float" office:value="337" calcext:value-type="float">
            <text:p>337</text:p>
          </table:table-cell>
          <table:table-cell office:value-type="float" office:value="48" calcext:value-type="float">
            <text:p>48</text:p>
          </table:table-cell>
          <table:table-cell office:value-type="float" office:value="48873.246094" calcext:value-type="float">
            <text:p>48873.246094</text:p>
          </table:table-cell>
          <table:table-cell office:value-type="float" office:value="0.000982" calcext:value-type="float">
            <text:p>0.00098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660" calcext:value-type="float">
            <text:p>15660</text:p>
          </table:table-cell>
          <table:table-cell office:value-type="float" office:value="3153" calcext:value-type="float">
            <text:p>3153</text:p>
          </table:table-cell>
          <table:table-cell office:value-type="float" office:value="305" calcext:value-type="float">
            <text:p>305</text:p>
          </table:table-cell>
          <table:table-cell office:value-type="float" office:value="49251.554688" calcext:value-type="float">
            <text:p>49251.554688</text:p>
          </table:table-cell>
          <table:table-cell office:value-type="float" office:value="0.006193" calcext:value-type="float">
            <text:p>0.00619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37" calcext:value-type="float">
            <text:p>437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50000.417969" calcext:value-type="float">
            <text:p>50000.417969</text:p>
          </table:table-cell>
          <table:table-cell office:value-type="float" office:value="0.0002" calcext:value-type="float">
            <text:p>0.0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23:14:40.791768212</meta:creation-date>
    <dc:date>2016-04-01T23:33:37.922278401</dc:date>
    <meta:editing-duration>PT18M55S</meta:editing-duration>
    <meta:editing-cycles>3</meta:editing-cycles>
    <meta:generator>LibreOffice/5.0.5.2$Linux_X86_64 LibreOffice_project/00m0$Build-2</meta:generator>
    <meta:document-statistic meta:table-count="1" meta:cell-count="1676" meta:object-count="0"/>
  </office:meta>
</office:document-meta>
</file>